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e0c4" officeooo:paragraph-rsid="0018e0c4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-color="#ffffff"/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gr1" style:family="graphic">
      <style:graphic-properties draw:fill-color="#ffffff" draw:textarea-horizontal-align="justify" draw:textarea-vertical-align="middle" draw:auto-grow-height="false" fo:min-height="1.933cm" fo:min-width="2.4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1.395cm" fo:min-width="1.8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2.427cm" fo:min-width="3.7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1.833cm" fo:min-width="2.2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2.457cm" fo:min-width="3.2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1.148cm" fo:min-width="1.3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false" fo:min-height="1.508cm" fo:min-width="2.5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false" fo:min-height="1.258cm" fo:min-width="1.7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1.425cm" fo:min-width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3" svg:width="3.529cm" svg:height="2.735cm" svg:x="11.458cm" svg:y="7.387cm"><text:p text:style-name="P2"><text:span text:style-name="T1">BT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draw:text-style-name="P5" svg:width="2.604cm" svg:height="1.975cm" svg:x="-0.007cm" svg:y="7.828cm"><text:p text:style-name="P4"><text:span text:style-name="T2">Bissingheim</text:span></text:p><text:p text:style-name="P4"><text:span text:style-name="T2">Emsterfe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draw:text-style-name="P5" svg:width="5.294cm" svg:height="3.43cm" svg:x="0.081cm" svg:y="0.199cm"><text:p text:style-name="P4"><text:span text:style-name="T2">Gevelsberg, Knapp, Baukloh,</text:span></text:p><text:p text:style-name="P4"><text:span text:style-name="T2"><text:s/></text:span><text:span text:style-name="T2">Westerbauer Schleif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draw:text-style-name="P5" svg:width="3.13cm" svg:height="2.592cm" svg:x="11.68cm" svg:y="0.067cm"><text:p text:style-name="P4"><text:span text:style-name="T2">Sterbecke</text:span></text:p><text:p text:style-name="P4"><text:span text:style-name="T2">Eilperfeld</text:span></text:p><text:p text:style-name="P4"><text:span text:style-name="T2">Breckerfe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5" draw:style-name="gr5" draw:text-style-name="P5" svg:width="4.597cm" svg:height="3.474cm" svg:x="20.842cm" svg:y="0.155cm"><text:p text:style-name="P4"><text:span text:style-name="T2">Wetter, Vorhalle BHF, </text:span></text:p><text:p text:style-name="P4"><text:span text:style-name="T2">Brockhausen, Vossack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6" draw:style-name="gr6" draw:text-style-name="P5" svg:width="1.862cm" svg:height="1.622cm" svg:x="23.682cm" svg:y="8.357cm"><text:p text:style-name="P4"><text:span text:style-name="T2">Schanze</text:span></text:p><text:p text:style-name="P4"><text:span text:style-name="T2">Nacke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7" draw:style-name="gr7" draw:text-style-name="P5" svg:width="3.627cm" svg:height="2.13cm" svg:x="0.037cm" svg:y="14.741cm"><text:p text:style-name="P4"><text:span text:style-name="T2">Hohenlimburg BHF</text:span></text:p><text:p text:style-name="P4"><text:span text:style-name="T2">Im Sib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draw:text-style-name="P5" svg:width="2.428cm" svg:height="1.777cm" svg:x="11.679cm" svg:y="15.169cm"><text:p text:style-name="P4"><text:span text:style-name="T2">Garenfeld</text:span></text:p><text:p text:style-name="P4"><text:span text:style-name="T2">Berchu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9" draw:text-style-name="P7" svg:width="3.14cm" svg:height="2.015cm" svg:x="22.394cm" svg:y="14.917cm"><text:p text:style-name="P6"><text:span text:style-name="T2">Kabel, Bathey, </text:span></text:p><text:p text:style-name="P4"><text:span text:style-name="T2">Hengste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10" draw:style-name="gr10" draw:text-style-name="P2" svg:x1="13.268cm" svg:y1="2.658cm" svg:x2="13.268cm" svg:y2="5.921cm"><text:p/></draw:line><draw:line text:anchor-type="paragraph" draw:z-index="10" draw:name="Shape11" draw:style-name="gr10" draw:text-style-name="P2" svg:x1="12.43cm" svg:y1="2.658cm" svg:x2="12.518cm" svg:y2="6.847cm"><text:p/></draw:line><draw:line text:anchor-type="paragraph" draw:z-index="11" draw:name="Shape12" draw:style-name="gr10" draw:text-style-name="P2" svg:x1="14.106cm" svg:y1="2.658cm" svg:x2="14.106cm" svg:y2="6.98cm"><text:p/></draw:line><draw:line text:anchor-type="paragraph" draw:z-index="12" draw:name="Shape13" draw:style-name="gr10" draw:text-style-name="P2" svg:x1="14.326cm" svg:y1="7.388cm" svg:x2="20.588cm" svg:y2="1.468cm"><text:p/></draw:line><draw:line text:anchor-type="paragraph" draw:z-index="13" draw:name="Shape14" draw:style-name="gr10" draw:text-style-name="P2" svg:x1="20.588cm" svg:y1="2.438cm" svg:x2="14.986cm" svg:y2="7.774cm"><text:p/></draw:line><draw:line text:anchor-type="paragraph" draw:z-index="14" draw:name="Shape15" draw:style-name="gr10" draw:text-style-name="P2" svg:x1="21.426cm" svg:y1="3.32cm" svg:x2="15.341cm" svg:y2="8.391cm"><text:p/></draw:line><draw:line text:anchor-type="paragraph" draw:z-index="15" draw:name="Shape16" draw:style-name="gr10" draw:text-style-name="P2" svg:x1="15.958cm" svg:y1="8.391cm" svg:x2="23.278cm" svg:y2="8.479cm"><text:p/></draw:line><draw:line text:anchor-type="paragraph" draw:z-index="16" draw:name="Shape17" draw:style-name="gr10" draw:text-style-name="P2" svg:x1="15.958cm" svg:y1="9.14cm" svg:x2="23.278cm" svg:y2="9.184cm"><text:p/></draw:line><draw:line text:anchor-type="paragraph" draw:z-index="17" draw:name="Shape18" draw:style-name="gr10" draw:text-style-name="P2" svg:x1="15.914cm" svg:y1="10.111cm" svg:x2="23.322cm" svg:y2="10.199cm"><text:p/></draw:line><draw:line text:anchor-type="paragraph" draw:z-index="18" draw:name="Shape19" draw:style-name="gr10" draw:text-style-name="P2" svg:x1="15.164cm" svg:y1="10.243cm" svg:x2="23.939cm" svg:y2="14.565cm"><text:p/></draw:line><draw:line text:anchor-type="paragraph" draw:z-index="19" draw:name="Shape20" draw:style-name="gr10" draw:text-style-name="P2" svg:x1="14.326cm" svg:y1="10.507cm" svg:x2="22.572cm" svg:y2="14.917cm"><text:p/></draw:line><draw:line text:anchor-type="paragraph" draw:z-index="20" draw:name="Shape21" draw:style-name="gr10" draw:text-style-name="P2" svg:x1="13.929cm" svg:y1="11.037cm" svg:x2="21.999cm" svg:y2="15.579cm"><text:p/></draw:line><draw:line text:anchor-type="paragraph" draw:z-index="21" draw:name="Shape22" draw:style-name="gr10" draw:text-style-name="P2" svg:x1="13.4cm" svg:y1="10.596cm" svg:x2="13.444cm" svg:y2="14.785cm"><text:p/></draw:line><draw:line text:anchor-type="paragraph" draw:z-index="22" draw:name="Shape23" draw:style-name="gr10" draw:text-style-name="P2" svg:x1="12.695cm" svg:y1="10.463cm" svg:x2="12.695cm" svg:y2="14.564cm"><text:p/></draw:line><draw:line text:anchor-type="paragraph" draw:z-index="23" draw:name="Shape24" draw:style-name="gr10" draw:text-style-name="P2" svg:x1="11.989cm" svg:y1="10.772cm" svg:x2="11.989cm" svg:y2="14.653cm"><text:p/></draw:line><draw:line text:anchor-type="paragraph" draw:z-index="24" draw:name="Shape25" draw:style-name="gr10" draw:text-style-name="P2" svg:x1="11.46cm" svg:y1="11.478cm" svg:x2="4.096cm" svg:y2="15.755cm"><text:p/></draw:line><draw:line text:anchor-type="paragraph" draw:z-index="25" draw:name="Shape26" draw:style-name="gr10" draw:text-style-name="P2" svg:x1="11.768cm" svg:y1="10.121cm" svg:x2="3.875cm" svg:y2="14.829cm"><text:p/></draw:line><draw:line text:anchor-type="paragraph" draw:z-index="26" draw:name="Shape27" draw:style-name="gr10" draw:text-style-name="P2" svg:x1="11.196cm" svg:y1="9.405cm" svg:x2="3.17cm" svg:y2="14.344cm"><text:p/></draw:line><draw:line text:anchor-type="paragraph" draw:z-index="27" draw:name="Shape28" draw:style-name="gr10" draw:text-style-name="P2" svg:x1="12.034cm" svg:y1="7.388cm" svg:x2="5.375cm" svg:y2="2.835cm"><text:p/></draw:line><draw:line text:anchor-type="paragraph" draw:z-index="28" draw:name="Shape29" draw:style-name="gr10" draw:text-style-name="P2" svg:x1="11.458cm" svg:y1="8.038cm" svg:x2="4.845cm" svg:y2="3.408cm"><text:p/></draw:line><draw:line text:anchor-type="paragraph" draw:z-index="29" draw:name="Shape30" draw:style-name="gr10" draw:text-style-name="P2" svg:x1="11.151cm" svg:y1="8.92cm" svg:x2="3.919cm" svg:y2="3.628cm"><text:p/></draw:line><draw:line text:anchor-type="paragraph" draw:z-index="30" draw:name="Shape31" draw:style-name="gr10" draw:text-style-name="P2" svg:x1="9.961cm" svg:y1="8.568cm" svg:x2="2.817cm" svg:y2="8.303cm"><text:p/></draw:line><draw:line text:anchor-type="paragraph" draw:z-index="31" draw:name="Shape32" draw:style-name="gr10" draw:text-style-name="P2" svg:x1="10.754cm" svg:y1="9.405cm" svg:x2="2.596cm" svg:y2="9.273cm"><text:p/></draw:line><draw:line text:anchor-type="paragraph" draw:z-index="32" draw:name="Shape33" draw:style-name="gr10" draw:text-style-name="P2" svg:x1="9.476cm" svg:y1="10.42cm" svg:x2="2.288cm" svg:y2="10.15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0:42:10.233810820</meta:creation-date>
    <dc:date>2020-05-13T21:11:21.485239969</dc:date>
    <meta:editing-duration>PT8M19S</meta:editing-duration>
    <meta:editing-cycles>2</meta:editing-cycles>
    <meta:generator>LibreOffice/6.0.7.3$Linux_X86_64 LibreOffice_project/00m0$Build-3</meta:generator>
    <meta:print-date>2020-05-13T21:02:04.169990747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